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3.177cm"/>
    </style:style>
    <style:style style:name="pr7" style:family="presentation" style:parent-style-name="Default-outline1">
      <style:graphic-properties draw:fill-color="#ffffff" draw:auto-grow-height="true" fo:min-height="12.574cm"/>
    </style:style>
    <style:style style:name="pr8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false" fo:text-indent="-0.952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style="italic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tyle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Commas and End Punctuation</text:span><text:span text:style-name="T1"><text:line-break/></text:span><text:span text:style-name="T1">Group 4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Cameron Palmer, Sarah Mueller, John Edwards, and Sakaylon Whit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The comm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fore a coordinating conjunction joining independent clause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Nearly everyone has heard of love at first sight but I fell in love at first dance.</text:p>
              </text:list-item>
            </text:list>
            <text:list text:style-name="L2">
              <text:list-item>
                <text:p text:style-name="P4">The plane took off and we were on our wa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fore a coordinating conjunction joining independent clause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Nearly everyone has heard of love at first sight, but I fell in love at first dance.</text:p>
              </text:list-item>
            </text:list>
            <text:list text:style-name="L2">
              <text:list-item>
                <text:p text:style-name="P4">The plane took off and we were on our way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Before an introductory word group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When Irwin was ready to eat his cat jumped onto the table and started to purr.</text:p>
              </text:list-item>
            </text:list>
            <text:list text:style-name="L2">
              <text:list-item>
                <text:p text:style-name="P4">Near a small stream at the bottom of the canyon we discovered an abandoned shelter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Before an introductory word group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When Irwin was ready to eat, his cat jumped onto the table and started to purr.</text:p>
              </text:list-item>
            </text:list>
            <text:list text:style-name="L2">
              <text:list-item>
                <text:p text:style-name="P4">Near a small stream at the bottom of the canyon, we discovered an abandoned shelter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Between all items in a serie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ameron rode his bike while listening to the iPod, carrying a ton of books, drinking scotch and eating a carrot.</text:span></text:p>
              </text:list-item>
            </text:list>
            <text:list text:style-name="L2">
              <text:list-item>
                <text:p text:style-name="P4"><text:span text:style-name="T2">The activities include a search for lost treasure, dubious financial dealings, much discussion of ancient heresies and midnight orgi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Between coordinate adjectives not joined by </text:span><text:span text:style-name="T4">and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Coordinate - Patients with severe, irreversible brain damage should not be put on life support systems.</text:p>
              </text:list-item>
            </text:list>
            <text:list text:style-name="L2">
              <text:list-item>
                <text:p text:style-name="P4">Cumulative - Ira ordered a rich, chocolate, layer cake for his mother’s birthday dinner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o set off nonrestrictive element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Restrictive – For camp the children needed clothes that were washable</text:p>
              </text:list-item>
            </text:list>
            <text:list text:style-name="L2">
              <text:list-item>
                <text:p text:style-name="P4">Nonrestrictive – For camp the children needed sturdy shoes, which were expensive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p text:style-name="P1"><text:span text:style-name="T3">Transitional, Parenthetical, Absolute, and Contrasted Bit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Transitional – Minh did not understand the language; moreover, he was unfamiliar with our customs.</text:span></text:p>
              </text:list-item>
            </text:list>
            <text:list text:style-name="L2">
              <text:list-item>
                <text:p text:style-name="P5"><text:span text:style-name="T5">Parenthetical – Evolution, so far as we know, doesn’t work this way.</text:span></text:p>
              </text:list-item>
            </text:list>
            <text:list text:style-name="L2">
              <text:list-item>
                <text:p text:style-name="P5"><text:span text:style-name="T5">Absolute – Our grant having been approved, we were at lat able to begin the archaeological dig.</text:span></text:p>
              </text:list-item>
            </text:list>
            <text:list text:style-name="L2">
              <text:list-item>
                <text:p text:style-name="P5"><text:span text:style-name="T5">Contrasted – Unlike Robert, Celia loved dance contest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o set off nouns of direct addres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Forgive us Dr. Spock for spanking Brian.</text:p>
              </text:list-item>
            </text:list>
            <text:list text:style-name="L2">
              <text:list-item>
                <text:p text:style-name="P4">Forgive us, Dr. Spock, for spanking Brian.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Yes and No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Yes the loan will probably be approved.</text:span></text:p>
              </text:list-item>
            </text:list>
            <text:list text:style-name="L2">
              <text:list-item>
                <text:p text:style-name="P4"><text:span text:style-name="T2">Yes, the loan will probably be approved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Interrogative Tags, and mild interjection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The film was faithful to the book, wasn't it.</text:p>
              </text:list-item>
            </text:list>
            <text:list text:style-name="L2">
              <text:list-item>
                <text:p text:style-name="P8">Well, cases like these are difficult to decide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With expressions such as <text:span text:style-name="T6">he said</text:span> to set off direct quotation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“Conviction are more dangerous foes than lies,” wrote Friedrich Nietzsche.</text:p>
              </text:list-item>
            </text:list>
            <text:list text:style-name="L2">
              <text:list-item>
                <text:p text:style-name="P8">He said, “Though I am a native here, and to the manor born, it's a tradition honored far more in its breach than its observance.”</text:p>
              </text:list-item>
            </text:list>
            <text:list text:style-name="L2">
              <text:list-item>
                <text:p text:style-name="P8">Cameron says, “When presented with infinite possibilities, the hardest thing to do is not try them all.”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Use a comma to prevent confusion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To err is human; to forgive is divine.</text:p>
              </text:list-item>
            </text:list>
            <text:list text:style-name="L2">
              <text:list-item>
                <text:p text:style-name="P8">To err is human; to forgive, divine.</text:p>
              </text:list-item>
            </text:list>
            <text:list text:style-name="L2">
              <text:list-item>
                <text:p text:style-name="P8">Patients who can walk up and down the halls several times a day.</text:p>
              </text:list-item>
            </text:list>
            <text:list text:style-name="L2">
              <text:list-item>
                <text:p text:style-name="P8">Patients who can, walk up and down the halls several times a d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Unnecessary comm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6" presentation:class="page"/>
          <draw:frame presentation:style-name="pr3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Between compound elements that are not independent clause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Marie Curie discovered radium, and later applied her work on radioactivity to medicine.</text:p>
              </text:list-item>
            </text:list>
            <text:list text:style-name="L2">
              <text:list-item>
                <text:p text:style-name="P8">Jake still does not realize that his illness is serious, and that he will have to alter his diet to impro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7" presentation:class="page"/>
          <draw:frame presentation:style-name="pr8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To separate a verb from its subject or object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Zoos large enough to give the animals to roam, are absolutely necessary.</text:p>
              </text:list-item>
            </text:list>
            <text:list text:style-name="L2">
              <text:list-item>
                <text:p text:style-name="P8">Francesca explained to Mike, that she was totally OCD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473cm" svg:x="1.27cm" svg:y="0.614cm" presentation:class="title" presentation:user-transformed="true">
          <draw:text-box>
            <text:p text:style-name="P7">Before the first or after the last item in a serie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Ironically, this class that appears so glamorous, carefree, and easy, carries a high degree of responsibility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nd punctuation! Now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0" presentation:class="page"/>
          <draw:frame presentation:style-name="pr3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The Period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Use the period to end sentences.</text:p>
              </text:list-item>
            </text:list>
            <text:list text:style-name="L2">
              <text:list-item>
                <text:p text:style-name="P8">Use the period when reporting a question.</text:p>
              </text:list-item>
            </text:list>
            <text:list text:style-name="L2">
              <text:list-item>
                <text:p text:style-name="P8">Instead of an exclamation mark if it isn't a genuine exclama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Question marks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What is the horsepower of a Bugatti Veyron?</text:p>
              </text:list-item>
            </text:list>
            <text:list text:style-name="L2">
              <text:list-item>
                <text:p text:style-name="P8">Who is on first?</text:p>
              </text:list-item>
            </text:list>
            <text:list text:style-name="L2">
              <text:list-item>
                <text:p text:style-name="P8">Steve wants to know how much are the grapes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2.86cm" svg:height="3.177cm" svg:x="1.27cm" svg:y="0.762cm" presentation:class="title">
          <draw:text-box>
            <text:p text:style-name="P7">Exclamation point</text:p>
          </draw:text-box>
        </draw:frame>
        <draw:frame presentation:style-name="pr7" draw:text-style-name="P8" draw:layer="layout" svg:width="22.86cm" svg:height="12.574cm" svg:x="1.27cm" svg:y="4.445cm" presentation:class="outline">
          <draw:text-box>
            <text:list text:style-name="L2">
              <text:list-item>
                <text:p text:style-name="P8">Used as part of the file magic line in certain shells. #!/usr/bin/bash</text:p>
              </text:list-item>
            </text:list>
            <text:list text:style-name="L2">
              <text:list-item>
                <text:p text:style-name="P8">The people yelled, “Surprise!”</text:p>
              </text:list-item>
            </text:list>
            <text:list text:style-name="L2">
              <text:list-item>
                <text:p text:style-name="P8">Don't overuse the exclamation point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69657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9657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9657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9657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57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9657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9657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9657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9657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9657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573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69657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69657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9657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9657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9657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22T22:18:41</meta:creation-date>
    <dc:date>2006-09-22T23:15:16</dc:date>
    <meta:print-date>2006-09-22T22:18:41</meta:print-date>
    <dc:language>en-US</dc:language>
    <meta:editing-cycles>3</meta:editing-cycles>
    <meta:editing-duration>PT56M36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